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REFERENCE MATERIALS</text:p>
          </draw:text-box>
        </draw:frame>
        <draw:frame draw:style-name="TransBox" svg:width="31.8700cm" svg:height="5.5000cm" svg:x="1.0000cm" svg:y="2.3000cm">
          <draw:text-box>
            <text:p text:style-name="PTitleMain">Exam Objective Map</text:p>
          </draw:text-box>
        </draw:frame>
        <draw:frame draw:style-name="TransBox" svg:width="31.8700cm" svg:height="3.5000cm" svg:x="1.0000cm" svg:y="8.8000cm">
          <draw:text-box>
            <text:p text:style-name="PBody">This page maps each chapter and lab to the official Red Hat exam objectives for RHCSA (EX200), RHCE (EX294), and the RHCA infrastructure concentration exams. Disclaimer: Exam objectives change. Always cross-reference …</text:p>
          </draw:text-box>
        </draw:frame>
        <draw:frame draw:style-name="TransBox" svg:width="31.8700cm" svg:height="0.7000cm" svg:x="1.0000cm" svg:y="17.8000cm">
          <draw:text-box>
            <text:p text:style-name="PFooter">98-reference/objective-map.m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RHCSA (EX200) — RHEL 10</text:p>
            <text:p text:style-name="PBullet">▶  RHCE (EX294) — Ansible on RHEL 10</text:p>
            <text:p text:style-name="PBullet">▶  RHCA Infrastructure Concentration (indicative topics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RHCE (EX294) — Ansible on RHEL 10</text:p>
          </draw:text-box>
        </draw:frame>
        <draw:frame draw:style-name="TransBox" svg:width="31.8700cm" svg:height="13.5500cm" svg:x="1.0000cm" svg:y="4.0000cm">
          <draw:text-box>
            <text:p text:style-name="PBullet">• Objective: Chapter</text:p>
            <text:p text:style-name="PBullet">• Install and configure Ansible on a control node: Ansible Setup and Inventory</text:p>
            <text:p text:style-name="PBullet">• Create and use static inventories: Ansible Setup and Inventory</text:p>
            <text:p text:style-name="PBullet">• Create and use playbooks: Ansible Playbooks</text:p>
            <text:p text:style-name="PBullet">• Create and use variables, facts, and templates: Ansible Vars and Templates</text:p>
            <text:p text:style-name="PBullet">• Create and use roles: Ansible Roles</text:p>
            <text:p text:style-name="PBullet">• Create and use logic in playbooks: Ansible Playbooks</text:p>
            <text:p text:style-name="PBullet">• Use Ansible to configure target machines: Ansible Service Deploy</text:p>
            <text:p text:style-name="PBullet">• Download and use roles from Ansible Galaxy: Ansible Roles</text:p>
            <text:p text:style-name="PBullet">• Use Ansible Vault for secrets: Ansible Vars and Templates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RHCA Infrastructure Concentration (indicative topics)</text:p>
          </draw:text-box>
        </draw:frame>
        <draw:frame draw:style-name="TransBox" svg:width="31.8700cm" svg:height="13.5500cm" svg:x="1.0000cm" svg:y="4.0000cm">
          <draw:text-box>
            <text:p text:style-name="PBullet">• Topic: Chapter</text:p>
            <text:p text:style-name="PBullet">• Advanced systemd unit configuration and hardening: systemd Advanced, systemd Hardening</text:p>
            <text:p text:style-name="PBullet">• SELinux audit workflow and policy development: SELinux Audit Workflow, semanage</text:p>
            <text:p text:style-name="PBullet">• Advanced networking — multiple profiles, routing: nmcli Profiles, Routing Method</text:p>
            <text:p text:style-name="PBullet">• Network diagnostics — tcpdump: tcpdump</text:p>
            <text:p text:style-name="PBullet">• Rootless Podman and container lifecycle: Rootless, Volumes</text:p>
            <text:p text:style-name="PBullet">• Container secrets management and rotation: Secrets, Lab - Secrets Rotate</text:p>
            <text:p text:style-name="PBullet">• Quadlet / systemd container integration: systemd Integration, Lab - Rootless Web</text:p>
            <text:p text:style-name="PBullet">• SELinux for containers: SELinux Containers</text:p>
            <text:p text:style-name="PBullet">• Performance triage: Resource Triage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Exam Objective Map</text:p>
          </draw:text-box>
        </draw:frame>
        <draw:frame draw:style-name="TransBox" svg:width="31.8700cm" svg:height="13.5500cm" svg:x="1.0000cm" svg:y="4.0000cm">
          <draw:text-box>
            <text:p text:style-name="PBullet">✓  RHCE (EX294) — Ansible on RHEL 10: Objective: Chapter</text:p>
            <text:p text:style-name="PBullet">✓  RHCA Infrastructure Concentration (indicative topics): Topic: Chapter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